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ff" draw:stroke-linejoin="miter" svg:stroke-linecap="square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none" draw:fill="solid" draw:fill-color="#0000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32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5cm" svg:stroke-color="#000000" draw:stroke-linejoin="miter" svg:stroke-linecap="square" draw:fill="none" fo:padding-top="0.025cm" fo:padding-bottom="0.025cm" fo:padding-left="0.025cm" fo:padding-right="0.025cm"/>
    </style:style>
    <style:style style:name="gr5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0.43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-color="#81d41a" draw:opacity="20%" draw:textarea-horizontal-align="justify" draw:textarea-vertical-align="middle" draw:auto-grow-height="false" fo:min-height="2.223cm" fo:min-width="5.398cm"/>
    </style:style>
    <style:style style:name="gr9" style:family="graphic" style:parent-style-name="standard">
      <style:graphic-properties draw:stroke="none" draw:fill-color="#ff0000" draw:opacity="16%" draw:textarea-horizontal-align="justify" draw:textarea-vertical-align="middle" draw:auto-grow-height="false" fo:min-height="1.27cm" fo:min-width="1.905cm"/>
    </style:style>
    <style:style style:name="gr10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objectwithoutfill">
      <style:graphic-properties draw:stroke="dash" draw:stroke-dash="Dash" svg:stroke-width="0.053cm" svg:stroke-color="#000000" draw:marker-start-width="0.279cm" draw:marker-end-width="0.279cm" svg:stroke-linecap="butt" draw:fill="none" draw:textarea-horizontal-align="center" draw:textarea-vertical-align="middle" fo:padding-top="0.026cm" fo:padding-bottom="0.026cm" fo:padding-left="0.026cm" fo:padding-right="0.026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9.19999980926514pt" style:font-size-asian="9.19999980926514pt" style:font-size-complex="9.19999980926514pt"/>
    </style:style>
    <style:style style:name="P5" style:family="paragraph">
      <loext:graphic-properties draw:fill="none"/>
      <style:text-properties fo:font-size="13pt" style:font-size-asian="13pt" style:font-size-complex="13pt"/>
    </style:style>
    <style:style style:name="P6" style:family="paragraph">
      <loext:graphic-properties draw:fill="none"/>
      <style:text-properties fo:font-size="12.1999998092651pt" style:font-size-asian="12.1999998092651pt" style:font-size-complex="12.1999998092651pt"/>
    </style:style>
    <style:style style:name="P7" style:family="paragraph">
      <loext:graphic-properties draw:fill-color="#81d41a" draw:opacity="20%"/>
      <style:paragraph-properties fo:text-align="center"/>
    </style:style>
    <style:style style:name="P8" style:family="paragraph">
      <loext:graphic-properties draw:fill-color="#ff0000" draw:opacity="16%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Arial" fo:font-size="9.19999980926514pt" fo:font-weight="bold" style:font-size-asian="9.19999980926514pt" style:font-weight-asian="bold" style:font-name-complex="Arial" style:font-size-complex="9.19999980926514pt" style:font-weight-complex="bold"/>
    </style:style>
    <style:style style:name="T2" style:family="text">
      <style:text-properties fo:color="#000000" loext:opacity="100%" style:font-name="Arial" fo:font-size="13pt" fo:font-weight="bold" style:font-size-asian="13pt" style:font-weight-asian="bold" style:font-name-complex="Arial" style:font-size-complex="13pt" style:font-weight-complex="bold"/>
    </style:style>
    <style:style style:name="T3" style:family="text">
      <style:text-properties fo:color="#000000" loext:opacity="100%" style:font-name="MathematicaSans1" fo:font-size="12.1999998092651pt" fo:font-weight="bold" style:font-size-asian="12.1999998092651pt" style:font-weight-asian="bold" style:font-name-complex="MathematicaSans1" style:font-size-complex="12.1999998092651pt" style:font-weight-complex="bold"/>
    </style:style>
    <style:style style:name="T4" style:family="text">
      <style:text-properties fo:color="#000000" loext:opacity="100%" style:font-name="Arial" fo:font-size="13pt" fo:font-style="italic" fo:font-weight="bold" style:font-size-asian="13pt" style:font-style-asian="italic" style:font-weight-asian="bold" style:font-name-complex="Arial" style:font-size-complex="13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line draw:style-name="gr1" draw:text-style-name="P1" draw:layer="layout" svg:width="7.016cm" svg:height="1.459cm" svg:x="1.699cm" svg:y="3.735cm" svg:viewBox="0 0 7017 1460" draw:points="0,0 1754,186 3509,969 5263,1460 7017,551">
          <text:p/>
        </draw:polyline>
        <draw:path draw:style-name="gr2" draw:text-style-name="P2" draw:layer="layout" svg:width="0.244cm" svg:height="0.244cm" svg:x="1.577cm" svg:y="3.613cm" svg:viewBox="0 0 245 245" svg:d="M245 122c0-32-13-63-35-86-23-23-54-36-87-36-32 0-63 13-86 36s-37 54-37 86c0 33 14 64 37 87s54 36 86 36c33 0 64-13 87-36 22-23 35-54 35-87z">
          <text:p/>
        </draw:path>
        <draw:path draw:style-name="gr2" draw:text-style-name="P2" draw:layer="layout" svg:width="0.244cm" svg:height="0.244cm" svg:x="3.331cm" svg:y="3.799cm" svg:viewBox="0 0 245 245" svg:d="M245 122c0-32-13-63-35-86-24-23-55-36-88-36-32 0-63 13-86 36s-36 54-36 86 13 63 36 86c23 24 54 37 86 37 33 0 64-13 88-37 22-23 35-54 35-86z">
          <text:p/>
        </draw:path>
        <draw:path draw:style-name="gr2" draw:text-style-name="P2" draw:layer="layout" svg:width="0.244cm" svg:height="0.244cm" svg:x="5.085cm" svg:y="4.582cm" svg:viewBox="0 0 245 245" svg:d="M245 122c0-33-13-64-36-86-23-23-54-36-87-36-32 0-63 13-86 36-23 22-36 53-36 86 0 32 13 64 36 87s54 36 86 36c33 0 64-13 87-36s36-55 36-87z">
          <text:p/>
        </draw:path>
        <draw:path draw:style-name="gr2" draw:text-style-name="P2" draw:layer="layout" svg:width="0.244cm" svg:height="0.244cm" svg:x="6.839cm" svg:y="5.072cm" svg:viewBox="0 0 245 245" svg:d="M245 122c0-32-13-63-36-86s-54-36-86-36-64 13-87 36-36 54-36 86c0 34 13 65 36 88 23 22 55 35 87 35s63-13 86-35c23-23 36-54 36-88z">
          <text:p/>
        </draw:path>
        <draw:path draw:style-name="gr2" draw:text-style-name="P2" draw:layer="layout" svg:width="0.244cm" svg:height="0.244cm" svg:x="8.593cm" svg:y="4.164cm" svg:viewBox="0 0 245 245" svg:d="M245 123c0-33-13-65-36-88-23-22-54-35-86-35s-63 13-86 35c-24 23-37 55-37 88 0 32 13 63 37 86 23 23 54 36 86 36s63-13 86-36 36-54 36-86z">
          <text:p/>
        </draw:path>
        <draw:line draw:style-name="gr1" draw:text-style-name="P1" draw:layer="layout" svg:x1="2.168cm" svg:y1="0.856cm" svg:x2="2.625cm" svg:y2="0.856cm">
          <text:p/>
        </draw:line>
        <draw:path draw:style-name="gr2" draw:text-style-name="P2" draw:layer="layout" svg:width="0.244cm" svg:height="0.244cm" svg:x="2.275cm" svg:y="0.734cm" svg:viewBox="0 0 245 245" svg:d="M245 123c0-34-13-65-36-88-23-22-54-35-86-35-33 0-64 13-88 35-22 23-35 54-35 88 0 32 13 63 35 86 24 23 55 36 88 36 32 0 63-13 86-36s36-54 36-86z">
          <text:p/>
        </draw:path>
        <draw:frame draw:style-name="gr3" draw:text-style-name="P4" draw:layer="layout" svg:width="0.548cm" svg:height="0.365cm" svg:x="2.88cm" svg:y="0.535cm">
          <draw:text-box>
            <text:p text:style-name="P3"><text:span text:style-name="T1">135</text:span></text:p>
          </draw:text-box>
        </draw:frame>
        <draw:line draw:style-name="gr4" draw:text-style-name="P1" draw:layer="layout" svg:x1="8.864cm" svg:y1="6.223cm" svg:x2="1.404cm" svg:y2="6.223cm">
          <text:p/>
        </draw:line>
        <draw:line draw:style-name="gr4" draw:text-style-name="P1" draw:layer="layout" svg:x1="1.404cm" svg:y1="6.223cm" svg:x2="1.404cm" svg:y2="0.255cm">
          <text:p/>
        </draw:line>
        <draw:line draw:style-name="gr4" draw:text-style-name="P1" draw:layer="layout" svg:x1="1.404cm" svg:y1="0.255cm" svg:x2="8.864cm" svg:y2="0.255cm">
          <text:p/>
        </draw:line>
        <draw:line draw:style-name="gr4" draw:text-style-name="P1" draw:layer="layout" svg:x1="8.864cm" svg:y1="0.255cm" svg:x2="8.864cm" svg:y2="6.223cm">
          <text:p/>
        </draw:line>
        <draw:line draw:style-name="gr5" draw:text-style-name="P1" draw:layer="layout" svg:x1="1.699cm" svg:y1="6.223cm" svg:x2="1.699cm" svg:y2="6.163cm">
          <text:p/>
        </draw:line>
        <draw:line draw:style-name="gr5" draw:text-style-name="P1" draw:layer="layout" svg:x1="2.138cm" svg:y1="6.223cm" svg:x2="2.138cm" svg:y2="6.163cm">
          <text:p/>
        </draw:line>
        <draw:line draw:style-name="gr5" draw:text-style-name="P1" draw:layer="layout" svg:x1="2.576cm" svg:y1="6.223cm" svg:x2="2.576cm" svg:y2="6.163cm">
          <text:p/>
        </draw:line>
        <draw:line draw:style-name="gr5" draw:text-style-name="P1" draw:layer="layout" svg:x1="3.015cm" svg:y1="6.223cm" svg:x2="3.015cm" svg:y2="6.123cm">
          <text:p/>
        </draw:line>
        <draw:frame draw:style-name="gr6" draw:text-style-name="P5" draw:layer="layout" svg:width="1.678cm" svg:height="0.513cm" svg:x="3.434cm" svg:y="0.605cm">
          <draw:text-box>
            <text:p text:style-name="P3"><text:span text:style-name="T2">Pr ; exp</text:span></text:p>
          </draw:text-box>
        </draw:frame>
        <draw:line draw:style-name="gr5" draw:text-style-name="P1" draw:layer="layout" svg:x1="3.453cm" svg:y1="6.223cm" svg:x2="3.453cm" svg:y2="6.163cm">
          <text:p/>
        </draw:line>
        <draw:line draw:style-name="gr5" draw:text-style-name="P1" draw:layer="layout" svg:x1="3.892cm" svg:y1="6.223cm" svg:x2="3.892cm" svg:y2="6.163cm">
          <text:p/>
        </draw:line>
        <draw:line draw:style-name="gr5" draw:text-style-name="P1" draw:layer="layout" svg:x1="4.33cm" svg:y1="6.223cm" svg:x2="4.33cm" svg:y2="6.163cm">
          <text:p/>
        </draw:line>
        <draw:line draw:style-name="gr5" draw:text-style-name="P1" draw:layer="layout" svg:x1="4.769cm" svg:y1="6.223cm" svg:x2="4.769cm" svg:y2="6.123cm">
          <text:p/>
        </draw:line>
        <draw:frame draw:style-name="gr6" draw:text-style-name="P5" draw:layer="layout" svg:width="0.51cm" svg:height="0.513cm" svg:x="2.761cm" svg:y="6.3cm">
          <draw:text-box>
            <text:p text:style-name="P3"><text:span text:style-name="T2">10</text:span></text:p>
          </draw:text-box>
        </draw:frame>
        <draw:line draw:style-name="gr5" draw:text-style-name="P1" draw:layer="layout" svg:x1="5.207cm" svg:y1="6.223cm" svg:x2="5.207cm" svg:y2="6.163cm">
          <text:p/>
        </draw:line>
        <draw:line draw:style-name="gr5" draw:text-style-name="P1" draw:layer="layout" svg:x1="5.646cm" svg:y1="6.223cm" svg:x2="5.646cm" svg:y2="6.163cm">
          <text:p/>
        </draw:line>
        <draw:line draw:style-name="gr5" draw:text-style-name="P1" draw:layer="layout" svg:x1="6.084cm" svg:y1="6.223cm" svg:x2="6.084cm" svg:y2="6.163cm">
          <text:p/>
        </draw:line>
        <draw:line draw:style-name="gr5" draw:text-style-name="P1" draw:layer="layout" svg:x1="6.523cm" svg:y1="6.223cm" svg:x2="6.523cm" svg:y2="6.123cm">
          <text:p/>
        </draw:line>
        <draw:frame draw:style-name="gr6" draw:text-style-name="P5" draw:layer="layout" svg:width="0.51cm" svg:height="0.513cm" svg:x="4.515cm" svg:y="6.3cm">
          <draw:text-box>
            <text:p text:style-name="P3"><text:span text:style-name="T2">12</text:span></text:p>
          </draw:text-box>
        </draw:frame>
        <draw:line draw:style-name="gr5" draw:text-style-name="P1" draw:layer="layout" svg:x1="6.961cm" svg:y1="6.223cm" svg:x2="6.961cm" svg:y2="6.163cm">
          <text:p/>
        </draw:line>
        <draw:line draw:style-name="gr5" draw:text-style-name="P1" draw:layer="layout" svg:x1="7.4cm" svg:y1="6.223cm" svg:x2="7.4cm" svg:y2="6.163cm">
          <text:p/>
        </draw:line>
        <draw:line draw:style-name="gr5" draw:text-style-name="P1" draw:layer="layout" svg:x1="7.838cm" svg:y1="6.223cm" svg:x2="7.838cm" svg:y2="6.163cm">
          <text:p/>
        </draw:line>
        <draw:line draw:style-name="gr5" draw:text-style-name="P1" draw:layer="layout" svg:x1="8.276cm" svg:y1="6.223cm" svg:x2="8.276cm" svg:y2="6.123cm">
          <text:p/>
        </draw:line>
        <draw:frame draw:style-name="gr6" draw:text-style-name="P5" draw:layer="layout" svg:width="0.51cm" svg:height="0.513cm" svg:x="6.269cm" svg:y="6.3cm">
          <draw:text-box>
            <text:p text:style-name="P3"><text:span text:style-name="T2">14</text:span></text:p>
          </draw:text-box>
        </draw:frame>
        <draw:line draw:style-name="gr5" draw:text-style-name="P1" draw:layer="layout" svg:x1="8.715cm" svg:y1="6.223cm" svg:x2="8.715cm" svg:y2="6.163cm">
          <text:p/>
        </draw:line>
        <draw:line draw:style-name="gr5" draw:text-style-name="P1" draw:layer="layout" svg:x1="1.404cm" svg:y1="6.223cm" svg:x2="1.504cm" svg:y2="6.223cm">
          <text:p/>
        </draw:line>
        <draw:frame draw:style-name="gr6" draw:text-style-name="P5" draw:layer="layout" svg:width="0.51cm" svg:height="0.513cm" svg:x="8.023cm" svg:y="6.3cm">
          <draw:text-box>
            <text:p text:style-name="P3"><text:span text:style-name="T2">16</text:span></text:p>
          </draw:text-box>
        </draw:frame>
        <draw:line draw:style-name="gr5" draw:text-style-name="P1" draw:layer="layout" svg:x1="1.404cm" svg:y1="5.925cm" svg:x2="1.464cm" svg:y2="5.925cm">
          <text:p/>
        </draw:line>
        <draw:line draw:style-name="gr5" draw:text-style-name="P1" draw:layer="layout" svg:x1="1.404cm" svg:y1="5.626cm" svg:x2="1.464cm" svg:y2="5.626cm">
          <text:p/>
        </draw:line>
        <draw:line draw:style-name="gr5" draw:text-style-name="P1" draw:layer="layout" svg:x1="1.404cm" svg:y1="5.328cm" svg:x2="1.464cm" svg:y2="5.328cm">
          <text:p/>
        </draw:line>
        <draw:line draw:style-name="gr5" draw:text-style-name="P1" draw:layer="layout" svg:x1="1.404cm" svg:y1="5.029cm" svg:x2="1.504cm" svg:y2="5.029cm">
          <text:p/>
        </draw:line>
        <draw:frame draw:style-name="gr6" draw:text-style-name="P5" draw:layer="layout" svg:width="0.637cm" svg:height="0.513cm" svg:x="0.693cm" svg:y="5.968cm">
          <draw:text-box>
            <text:p text:style-name="P3"><text:span text:style-name="T2">0.0</text:span></text:p>
          </draw:text-box>
        </draw:frame>
        <draw:line draw:style-name="gr5" draw:text-style-name="P1" draw:layer="layout" svg:x1="1.404cm" svg:y1="4.731cm" svg:x2="1.464cm" svg:y2="4.731cm">
          <text:p/>
        </draw:line>
        <draw:line draw:style-name="gr5" draw:text-style-name="P1" draw:layer="layout" svg:x1="1.404cm" svg:y1="4.433cm" svg:x2="1.464cm" svg:y2="4.433cm">
          <text:p/>
        </draw:line>
        <draw:line draw:style-name="gr5" draw:text-style-name="P1" draw:layer="layout" svg:x1="1.404cm" svg:y1="4.134cm" svg:x2="1.464cm" svg:y2="4.134cm">
          <text:p/>
        </draw:line>
        <draw:line draw:style-name="gr5" draw:text-style-name="P1" draw:layer="layout" svg:x1="1.404cm" svg:y1="3.836cm" svg:x2="1.504cm" svg:y2="3.836cm">
          <text:p/>
        </draw:line>
        <draw:frame draw:style-name="gr6" draw:text-style-name="P5" draw:layer="layout" svg:width="0.637cm" svg:height="0.513cm" svg:x="0.693cm" svg:y="4.775cm">
          <draw:text-box>
            <text:p text:style-name="P3"><text:span text:style-name="T2">0.2</text:span></text:p>
          </draw:text-box>
        </draw:frame>
        <draw:line draw:style-name="gr5" draw:text-style-name="P1" draw:layer="layout" svg:x1="1.404cm" svg:y1="3.537cm" svg:x2="1.464cm" svg:y2="3.537cm">
          <text:p/>
        </draw:line>
        <draw:line draw:style-name="gr5" draw:text-style-name="P1" draw:layer="layout" svg:x1="1.404cm" svg:y1="3.239cm" svg:x2="1.464cm" svg:y2="3.239cm">
          <text:p/>
        </draw:line>
        <draw:line draw:style-name="gr5" draw:text-style-name="P1" draw:layer="layout" svg:x1="1.404cm" svg:y1="2.941cm" svg:x2="1.464cm" svg:y2="2.941cm">
          <text:p/>
        </draw:line>
        <draw:line draw:style-name="gr5" draw:text-style-name="P1" draw:layer="layout" svg:x1="1.404cm" svg:y1="2.642cm" svg:x2="1.504cm" svg:y2="2.642cm">
          <text:p/>
        </draw:line>
        <draw:frame draw:style-name="gr6" draw:text-style-name="P5" draw:layer="layout" svg:width="0.637cm" svg:height="0.513cm" svg:x="0.693cm" svg:y="3.581cm">
          <draw:text-box>
            <text:p text:style-name="P3"><text:span text:style-name="T2">0.4</text:span></text:p>
          </draw:text-box>
        </draw:frame>
        <draw:line draw:style-name="gr5" draw:text-style-name="P1" draw:layer="layout" svg:x1="1.404cm" svg:y1="2.344cm" svg:x2="1.464cm" svg:y2="2.344cm">
          <text:p/>
        </draw:line>
        <draw:line draw:style-name="gr5" draw:text-style-name="P1" draw:layer="layout" svg:x1="1.404cm" svg:y1="2.045cm" svg:x2="1.464cm" svg:y2="2.045cm">
          <text:p/>
        </draw:line>
        <draw:line draw:style-name="gr5" draw:text-style-name="P1" draw:layer="layout" svg:x1="1.404cm" svg:y1="1.747cm" svg:x2="1.464cm" svg:y2="1.747cm">
          <text:p/>
        </draw:line>
        <draw:line draw:style-name="gr5" draw:text-style-name="P1" draw:layer="layout" svg:x1="1.404cm" svg:y1="1.448cm" svg:x2="1.504cm" svg:y2="1.448cm">
          <text:p/>
        </draw:line>
        <draw:frame draw:style-name="gr6" draw:text-style-name="P5" draw:layer="layout" svg:width="0.637cm" svg:height="0.513cm" svg:x="0.693cm" svg:y="2.387cm">
          <draw:text-box>
            <text:p text:style-name="P3"><text:span text:style-name="T2">0.6</text:span></text:p>
          </draw:text-box>
        </draw:frame>
        <draw:line draw:style-name="gr5" draw:text-style-name="P1" draw:layer="layout" svg:x1="1.404cm" svg:y1="1.15cm" svg:x2="1.464cm" svg:y2="1.15cm">
          <text:p/>
        </draw:line>
        <draw:line draw:style-name="gr5" draw:text-style-name="P1" draw:layer="layout" svg:x1="1.404cm" svg:y1="0.852cm" svg:x2="1.464cm" svg:y2="0.852cm">
          <text:p/>
        </draw:line>
        <draw:line draw:style-name="gr5" draw:text-style-name="P1" draw:layer="layout" svg:x1="1.404cm" svg:y1="0.553cm" svg:x2="1.464cm" svg:y2="0.553cm">
          <text:p/>
        </draw:line>
        <draw:line draw:style-name="gr5" draw:text-style-name="P1" draw:layer="layout" svg:x1="1.404cm" svg:y1="0.255cm" svg:x2="1.504cm" svg:y2="0.255cm">
          <text:p/>
        </draw:line>
        <draw:frame draw:style-name="gr6" draw:text-style-name="P5" draw:layer="layout" svg:width="0.637cm" svg:height="0.513cm" svg:x="0.693cm" svg:y="1.194cm">
          <draw:text-box>
            <text:p text:style-name="P3"><text:span text:style-name="T2">0.8</text:span></text:p>
          </draw:text-box>
        </draw:frame>
        <draw:line draw:style-name="gr5" draw:text-style-name="P1" draw:layer="layout" svg:x1="1.699cm" svg:y1="0.255cm" svg:x2="1.699cm" svg:y2="0.315cm">
          <text:p/>
        </draw:line>
        <draw:line draw:style-name="gr5" draw:text-style-name="P1" draw:layer="layout" svg:x1="2.138cm" svg:y1="0.255cm" svg:x2="2.138cm" svg:y2="0.315cm">
          <text:p/>
        </draw:line>
        <draw:line draw:style-name="gr5" draw:text-style-name="P1" draw:layer="layout" svg:x1="2.576cm" svg:y1="0.255cm" svg:x2="2.576cm" svg:y2="0.315cm">
          <text:p/>
        </draw:line>
        <draw:line draw:style-name="gr5" draw:text-style-name="P1" draw:layer="layout" svg:x1="3.015cm" svg:y1="0.255cm" svg:x2="3.015cm" svg:y2="0.355cm">
          <text:p/>
        </draw:line>
        <draw:line draw:style-name="gr5" draw:text-style-name="P1" draw:layer="layout" svg:x1="3.453cm" svg:y1="0.255cm" svg:x2="3.453cm" svg:y2="0.315cm">
          <text:p/>
        </draw:line>
        <draw:line draw:style-name="gr5" draw:text-style-name="P1" draw:layer="layout" svg:x1="3.892cm" svg:y1="0.255cm" svg:x2="3.892cm" svg:y2="0.315cm">
          <text:p/>
        </draw:line>
        <draw:line draw:style-name="gr5" draw:text-style-name="P1" draw:layer="layout" svg:x1="4.33cm" svg:y1="0.255cm" svg:x2="4.33cm" svg:y2="0.315cm">
          <text:p/>
        </draw:line>
        <draw:line draw:style-name="gr5" draw:text-style-name="P1" draw:layer="layout" svg:x1="4.769cm" svg:y1="0.255cm" svg:x2="4.769cm" svg:y2="0.355cm">
          <text:p/>
        </draw:line>
        <draw:line draw:style-name="gr5" draw:text-style-name="P1" draw:layer="layout" svg:x1="5.207cm" svg:y1="0.255cm" svg:x2="5.207cm" svg:y2="0.315cm">
          <text:p/>
        </draw:line>
        <draw:line draw:style-name="gr5" draw:text-style-name="P1" draw:layer="layout" svg:x1="5.646cm" svg:y1="0.255cm" svg:x2="5.646cm" svg:y2="0.315cm">
          <text:p/>
        </draw:line>
        <draw:line draw:style-name="gr5" draw:text-style-name="P1" draw:layer="layout" svg:x1="6.084cm" svg:y1="0.255cm" svg:x2="6.084cm" svg:y2="0.315cm">
          <text:p/>
        </draw:line>
        <draw:line draw:style-name="gr5" draw:text-style-name="P1" draw:layer="layout" svg:x1="6.523cm" svg:y1="0.255cm" svg:x2="6.523cm" svg:y2="0.355cm">
          <text:p/>
        </draw:line>
        <draw:line draw:style-name="gr5" draw:text-style-name="P1" draw:layer="layout" svg:x1="6.961cm" svg:y1="0.255cm" svg:x2="6.961cm" svg:y2="0.315cm">
          <text:p/>
        </draw:line>
        <draw:line draw:style-name="gr5" draw:text-style-name="P1" draw:layer="layout" svg:x1="7.4cm" svg:y1="0.255cm" svg:x2="7.4cm" svg:y2="0.315cm">
          <text:p/>
        </draw:line>
        <draw:line draw:style-name="gr5" draw:text-style-name="P1" draw:layer="layout" svg:x1="7.838cm" svg:y1="0.255cm" svg:x2="7.838cm" svg:y2="0.315cm">
          <text:p/>
        </draw:line>
        <draw:line draw:style-name="gr5" draw:text-style-name="P1" draw:layer="layout" svg:x1="8.276cm" svg:y1="0.255cm" svg:x2="8.276cm" svg:y2="0.355cm">
          <text:p/>
        </draw:line>
        <draw:line draw:style-name="gr5" draw:text-style-name="P1" draw:layer="layout" svg:x1="8.715cm" svg:y1="0.255cm" svg:x2="8.715cm" svg:y2="0.315cm">
          <text:p/>
        </draw:line>
        <draw:line draw:style-name="gr5" draw:text-style-name="P1" draw:layer="layout" svg:x1="8.864cm" svg:y1="6.223cm" svg:x2="8.764cm" svg:y2="6.223cm">
          <text:p/>
        </draw:line>
        <draw:line draw:style-name="gr5" draw:text-style-name="P1" draw:layer="layout" svg:x1="8.864cm" svg:y1="5.925cm" svg:x2="8.804cm" svg:y2="5.925cm">
          <text:p/>
        </draw:line>
        <draw:line draw:style-name="gr5" draw:text-style-name="P1" draw:layer="layout" svg:x1="8.864cm" svg:y1="5.626cm" svg:x2="8.804cm" svg:y2="5.626cm">
          <text:p/>
        </draw:line>
        <draw:line draw:style-name="gr5" draw:text-style-name="P1" draw:layer="layout" svg:x1="8.864cm" svg:y1="5.328cm" svg:x2="8.804cm" svg:y2="5.328cm">
          <text:p/>
        </draw:line>
        <draw:line draw:style-name="gr5" draw:text-style-name="P1" draw:layer="layout" svg:x1="8.864cm" svg:y1="5.029cm" svg:x2="8.764cm" svg:y2="5.029cm">
          <text:p/>
        </draw:line>
        <draw:line draw:style-name="gr5" draw:text-style-name="P1" draw:layer="layout" svg:x1="8.864cm" svg:y1="4.731cm" svg:x2="8.804cm" svg:y2="4.731cm">
          <text:p/>
        </draw:line>
        <draw:line draw:style-name="gr5" draw:text-style-name="P1" draw:layer="layout" svg:x1="8.864cm" svg:y1="4.433cm" svg:x2="8.804cm" svg:y2="4.433cm">
          <text:p/>
        </draw:line>
        <draw:line draw:style-name="gr5" draw:text-style-name="P1" draw:layer="layout" svg:x1="8.864cm" svg:y1="4.134cm" svg:x2="8.804cm" svg:y2="4.134cm">
          <text:p/>
        </draw:line>
        <draw:line draw:style-name="gr5" draw:text-style-name="P1" draw:layer="layout" svg:x1="8.864cm" svg:y1="3.836cm" svg:x2="8.764cm" svg:y2="3.836cm">
          <text:p/>
        </draw:line>
        <draw:line draw:style-name="gr5" draw:text-style-name="P1" draw:layer="layout" svg:x1="8.864cm" svg:y1="3.537cm" svg:x2="8.804cm" svg:y2="3.537cm">
          <text:p/>
        </draw:line>
        <draw:line draw:style-name="gr5" draw:text-style-name="P1" draw:layer="layout" svg:x1="8.864cm" svg:y1="3.239cm" svg:x2="8.804cm" svg:y2="3.239cm">
          <text:p/>
        </draw:line>
        <draw:line draw:style-name="gr5" draw:text-style-name="P1" draw:layer="layout" svg:x1="8.864cm" svg:y1="2.941cm" svg:x2="8.804cm" svg:y2="2.941cm">
          <text:p/>
        </draw:line>
        <draw:line draw:style-name="gr5" draw:text-style-name="P1" draw:layer="layout" svg:x1="8.864cm" svg:y1="2.642cm" svg:x2="8.764cm" svg:y2="2.642cm">
          <text:p/>
        </draw:line>
        <draw:line draw:style-name="gr5" draw:text-style-name="P1" draw:layer="layout" svg:x1="8.864cm" svg:y1="2.344cm" svg:x2="8.804cm" svg:y2="2.344cm">
          <text:p/>
        </draw:line>
        <draw:line draw:style-name="gr5" draw:text-style-name="P1" draw:layer="layout" svg:x1="8.864cm" svg:y1="2.045cm" svg:x2="8.804cm" svg:y2="2.045cm">
          <text:p/>
        </draw:line>
        <draw:line draw:style-name="gr5" draw:text-style-name="P1" draw:layer="layout" svg:x1="8.864cm" svg:y1="1.747cm" svg:x2="8.804cm" svg:y2="1.747cm">
          <text:p/>
        </draw:line>
        <draw:line draw:style-name="gr5" draw:text-style-name="P1" draw:layer="layout" svg:x1="8.864cm" svg:y1="1.448cm" svg:x2="8.764cm" svg:y2="1.448cm">
          <text:p/>
        </draw:line>
        <draw:line draw:style-name="gr5" draw:text-style-name="P1" draw:layer="layout" svg:x1="8.864cm" svg:y1="1.15cm" svg:x2="8.804cm" svg:y2="1.15cm">
          <text:p/>
        </draw:line>
        <draw:line draw:style-name="gr5" draw:text-style-name="P1" draw:layer="layout" svg:x1="8.864cm" svg:y1="0.852cm" svg:x2="8.804cm" svg:y2="0.852cm">
          <text:p/>
        </draw:line>
        <draw:line draw:style-name="gr5" draw:text-style-name="P1" draw:layer="layout" svg:x1="8.864cm" svg:y1="0.553cm" svg:x2="8.804cm" svg:y2="0.553cm">
          <text:p/>
        </draw:line>
        <draw:line draw:style-name="gr5" draw:text-style-name="P1" draw:layer="layout" svg:x1="8.864cm" svg:y1="0.255cm" svg:x2="8.764cm" svg:y2="0.255cm">
          <text:p/>
        </draw:line>
        <draw:frame draw:style-name="gr6" draw:text-style-name="P5" draw:layer="layout" svg:width="0.637cm" svg:height="0.513cm" svg:x="0.693cm" svg:y="0cm">
          <draw:text-box>
            <text:p text:style-name="P3"><text:span text:style-name="T2">1.0</text:span></text:p>
          </draw:text-box>
        </draw:frame>
        <draw:frame draw:style-name="gr6" draw:text-style-name="P5" draw:layer="layout" svg:width="0.456cm" svg:height="0.513cm" svg:x="4.729cm" svg:y="6.993cm">
          <draw:text-box>
            <text:p text:style-name="P3"><text:span text:style-name="T2">I</text:span></text:p>
          </draw:text-box>
        </draw:frame>
        <draw:frame draw:style-name="gr7" draw:text-style-name="P6" draw:layer="layout" svg:width="0.459cm" svg:height="0.431cm" svg:x="4.984cm" svg:y="7.107cm">
          <draw:text-box>
            <text:p text:style-name="P3"><text:span text:style-name="T3">[ℏ]</text:span></text:p>
          </draw:text-box>
        </draw:frame>
        <draw:frame draw:style-name="gr6" draw:text-style-name="P5" draw:layer="layout" svg:width="0.456cm" svg:height="0.513cm" draw:transform="rotate (1.5707963267949) translate (0cm 4.4cm)">
          <draw:text-box>
            <text:p text:style-name="P3"><text:span text:style-name="T4">E</text:span></text:p>
          </draw:text-box>
        </draw:frame>
        <draw:frame draw:style-name="gr3" draw:text-style-name="P4" draw:layer="layout" svg:width="0.654cm" svg:height="0.365cm" draw:transform="rotate (1.5707963267949) translate (0.204cm 4.095cm)">
          <draw:text-box>
            <text:p text:style-name="P3"><text:span text:style-name="T1">wob</text:span></text:p>
          </draw:text-box>
        </draw:frame>
        <draw:frame draw:style-name="gr7" draw:text-style-name="P6" draw:layer="layout" svg:width="0.431cm" svg:height="0.431cm" draw:transform="rotate (1.5707963267949) translate (0.115cm 3.306cm)">
          <draw:text-box>
            <text:p text:style-name="P3"><text:span text:style-name="T3">[</text:span></text:p>
          </draw:text-box>
        </draw:frame>
        <draw:frame draw:style-name="gr6" draw:text-style-name="P5" draw:layer="layout" svg:width="0.942cm" svg:height="0.513cm" draw:transform="rotate (1.5707963267949) translate (0cm 3.163cm)">
          <draw:text-box>
            <text:p text:style-name="P3"><text:span text:style-name="T2">MeV</text:span></text:p>
          </draw:text-box>
        </draw:frame>
        <draw:frame draw:style-name="gr7" draw:text-style-name="P6" draw:layer="layout" svg:width="0.431cm" svg:height="0.431cm" draw:transform="rotate (1.5707963267949) translate (0.115cm 2.222cm)">
          <draw:text-box>
            <text:p text:style-name="P3"><text:span text:style-name="T3">]</text:span></text:p>
          </draw:text-box>
        </draw:frame>
        <draw:custom-shape draw:style-name="gr8" draw:text-style-name="P7" draw:layer="layout" svg:width="5.398cm" svg:height="2.223cm" svg:x="1.587cm" svg:y="3.4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905cm" svg:height="1.27cm" svg:x="6.985cm" svg:y="4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\text{TW}§svg§600§TRUE§</svg:desc>
          <draw:g>
            <draw:path draw:style-name="gr10" draw:text-style-name="P9" draw:layer="layout" svg:width="0.316cm" svg:height="0.329cm" svg:x="6.015cm" svg:y="4.23cm" svg:viewBox="0 0 317 330" svg:d="M309 0c-100 0-200 0-301 0-2 37-5 73-8 110 4 0 7 0 11 0 7-78 16-95 88-95 10 0 23 0 27 2 11 1 11 7 11 18 0 86 0 172 0 257 0 17 0 23-52 23-6 0-13 0-19 0 0 5 0 10 0 15 19-1 70-1 92-1s73 0 94 1c0-5 0-10 0-15-7 0-14 0-20 0-52 0-52-6-52-23 0-85 0-171 0-257 0-10 0-17 9-18 5-2 19-2 28-2 74 0 81 17 88 95 4 0 8 0 12 0-3-37-5-73-8-110z">
              <text:p/>
            </draw:path>
            <draw:path draw:style-name="gr10" draw:text-style-name="P9" draw:layer="layout" svg:width="0.484cm" svg:height="0.343cm" svg:x="6.36cm" svg:y="4.227cm" svg:viewBox="0 0 485 344" svg:d="M436 47c8-28 29-32 49-32 0-5 0-10 0-15-15 1-29 1-45 1-14 0-46-1-59-1 0 5 0 10 0 15 34 0 44 17 44 25 0 5-2 7-3 10-24 75-48 151-73 226-26-80-53-159-79-238 0-3-2-6-2-9 0-14 30-14 42-14 0-5 0-10 0-15-18 1-51 1-70 1-18 0-39-1-60-1 0 5 0 10 0 15 28 0 39 0 45 17 4 12 7 23 11 35-23 69-45 139-68 209-27-80-53-160-80-240 0-1 0-5 0-7 0-14 28-14 41-14 0-5 0-10 0-15-19 1-51 1-70 1s-39-1-59-1c0 5 0 10 0 15 36 0 38 3 43 21 33 100 66 199 100 298 1 4 2 10 8 10 7 0 8-3 10-10 27-82 54-165 81-248 27 83 54 166 81 248 1 4 3 10 10 10s8-3 9-10c32-95 63-191 94-287z">
              <text:p/>
            </draw:path>
          </draw:g>
        </draw:g>
        <draw:g>
          <svg:title>TexMaths</svg:title>
          <svg:desc>14§display§\text{LW}§svg§600§TRUE§</svg:desc>
          <draw:g>
            <draw:path draw:style-name="gr10" draw:text-style-name="P9" draw:layer="layout" svg:width="0.267cm" svg:height="0.332cm" svg:x="7.108cm" svg:y="4.227cm" svg:viewBox="0 0 268 333" svg:d="M268 208c-4 0-8 0-12 0-6 50-12 110-98 110-14 0-27 0-41 0-22 0-23-3-23-20 0-86 0-173 0-259 0-17 0-24 46-24 5 0 11 0 16 0 0-5 0-10 0-15-18 1-62 1-82 1s-57 0-74-1c0 5 0 10 0 15 4 0 7 0 11 0 38 0 39 6 39 23 0 85 0 171 0 257 0 18-1 23-39 23-4 0-7 0-11 0 0 5 0 10 0 15 85 0 169 0 254 0 5-42 9-84 14-125z">
              <text:p/>
            </draw:path>
            <draw:path draw:style-name="gr10" draw:text-style-name="P9" draw:layer="layout" svg:width="0.484cm" svg:height="0.343cm" svg:x="7.352cm" svg:y="4.227cm" svg:viewBox="0 0 485 344" svg:d="M436 47c8-28 29-32 49-32 0-5 0-10 0-15-16 1-30 1-45 1-14 0-46-1-59-1 0 5 0 10 0 15 34 0 44 17 44 25 0 5-2 7-3 10-24 75-49 151-73 226-26-80-53-159-79-238 0-3-2-6-2-9 0-14 29-14 42-14 0-5 0-10 0-15-18 1-52 1-70 1s-39-1-60-1c0 5 0 10 0 15 28 0 39 0 45 17 4 12 7 23 11 35-23 69-46 139-68 209-27-80-53-160-80-240 0-1 0-5 0-7 0-14 28-14 40-14 0-5 0-10 0-15-18 1-50 1-69 1s-39-1-59-1c0 5 0 10 0 15 36 0 38 3 43 21 33 100 66 199 99 298 2 4 3 10 9 10 7 0 8-3 10-10 27-82 54-165 81-248 27 83 54 166 81 248 1 4 2 10 9 10s9-3 10-10c31-95 63-191 94-287z">
              <text:p/>
            </draw:path>
          </draw:g>
        </draw:g>
        <draw:line draw:style-name="gr11" draw:text-style-name="P10" draw:layer="layout" svg:x1="6.985cm" svg:y1="3.175cm" svg:x2="6.985cm" svg:y2="6.03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7.5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5-03T05:49:29.441630484</dc:date>
    <meta:editing-duration>PT4M37S</meta:editing-duration>
    <meta:editing-cycles>1</meta:editing-cycles>
    <meta:generator>LibreOffice/7.3.2.2$MacOSX_AARCH64 LibreOffice_project/49f2b1bff42cfccbd8f788c8dc32c1c309559be0</meta:generator>
    <meta:document-statistic meta:object-count="118"/>
  </office:meta>
</office:document-meta>
</file>